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12.7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6cm" fo:margin-left="0.064cm" table:align="left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12.7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74a5" officeooo:paragraph-rsid="000a74a5"/>
    </style:style>
    <style:style style:name="P2" style:family="paragraph" style:parent-style-name="Standard">
      <style:text-properties fo:font-size="18pt" fo:font-weight="bold" officeooo:rsid="000b0eb9" officeooo:paragraph-rsid="000b0e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c89c1" officeooo:paragraph-rsid="000c89c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a74a5" officeooo:paragraph-rsid="000a74a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74a5" officeooo:paragraph-rsid="000a74a5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0c89c1"/>
    </style:style>
    <style:style style:name="P7" style:family="paragraph" style:parent-style-name="Table_20_Contents">
      <style:text-properties officeooo:rsid="000a74a5" officeooo:paragraph-rsid="000a74a5"/>
    </style:style>
    <style:style style:name="P8" style:family="paragraph" style:parent-style-name="Table_20_Contents">
      <style:text-properties officeooo:rsid="000a74a5" officeooo:paragraph-rsid="000c89c1"/>
    </style:style>
    <style:style style:name="P9" style:family="paragraph" style:parent-style-name="Table_20_Contents">
      <style:text-properties officeooo:rsid="000b0eb9" officeooo:paragraph-rsid="000b0eb9" fo:background-color="#c2e0ae"/>
    </style:style>
    <style:style style:name="P10" style:family="paragraph" style:parent-style-name="Table_20_Contents">
      <style:text-properties officeooo:rsid="000b0eb9" officeooo:paragraph-rsid="000b0eb9" fo:background-color="#bce4e5"/>
    </style:style>
    <style:style style:name="P11" style:family="paragraph" style:parent-style-name="Table_20_Contents">
      <style:text-properties officeooo:rsid="000b0eb9" officeooo:paragraph-rsid="000c89c1" fo:background-color="#bce4e5"/>
    </style:style>
    <style:style style:name="P12" style:family="paragraph" style:parent-style-name="Table_20_Contents">
      <style:text-properties officeooo:rsid="000b0eb9" officeooo:paragraph-rsid="000b0eb9" fo:background-color="#fffbcc"/>
    </style:style>
    <style:style style:name="P13" style:family="paragraph" style:parent-style-name="Table_20_Contents">
      <style:text-properties officeooo:rsid="000b0eb9" officeooo:paragraph-rsid="000c89c1" fo:background-color="#fffbcc"/>
    </style:style>
    <style:style style:name="P14" style:family="paragraph" style:parent-style-name="Table_20_Contents">
      <style:text-properties officeooo:rsid="000c89c1" officeooo:paragraph-rsid="000c89c1"/>
    </style:style>
    <style:style style:name="P15" style:family="paragraph" style:parent-style-name="Table_20_Contents">
      <style:text-properties officeooo:rsid="000c89c1" officeooo:paragraph-rsid="000c89c1" fo:background-color="#f7a19a"/>
    </style:style>
    <style:style style:name="T1" style:family="text">
      <style:text-properties officeooo:rsid="000c8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DUCT BACKLOG</text:p>
      <text:p text:style-name="P1"/>
      <text:p text:style-name="P4">Client :</text:p>
      <text:p text:style-name="P1"/>
      <text:p text:style-name="P1"/>
      <text:p text:style-name="P1">Un ancien gérant de cirque a souhaité mettre à profit son chapiteau et organise une exposition de street artists itinérantes.</text:p>
      <text:p text:style-name="P1">Il souhaite un site web qui présente l’exposition et offre la possibilité de réserver ses places en ligne, ou de communiquer avec l’organisateur pour poser des questions.</text:p>
      <text:p text:style-name="P1"/>
      <text:p text:style-name="P2">En tant que visiteur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Titre</text:p>
          </table:table-cell>
          <table:table-cell table:style-name="Tableau1.B1" office:value-type="string">
            <text:p text:style-name="P7">User stories</text:p>
          </table:table-cell>
        </table:table-row>
        <table:table-row>
          <table:table-cell table:style-name="Tableau1.A2" office:value-type="string">
            <text:p text:style-name="P9">Page accueil</text:p>
          </table:table-cell>
          <table:table-cell table:style-name="Tableau1.B2" office:value-type="string">
            <text:p text:style-name="P9">Je veux arriver sur une page d’accueil sobre</text:p>
          </table:table-cell>
        </table:table-row>
        <table:table-row>
          <table:table-cell table:style-name="Tableau1.A2" office:value-type="string">
            <text:p text:style-name="P10">Page principale <text:s/>- Navbar</text:p>
          </table:table-cell>
          <table:table-cell table:style-name="Tableau1.B2" office:value-type="string">
            <text:p text:style-name="P10">Je <text:span text:style-name="T1">ve</text:span>ux pouvoir accéder aux informations les plus importantes du site dans la navbar </text:p>
          </table:table-cell>
        </table:table-row>
        <table:table-row>
          <table:table-cell table:style-name="Tableau1.A2" office:value-type="string">
            <text:p text:style-name="P10">Page principale – corps de la page</text:p>
          </table:table-cell>
          <table:table-cell table:style-name="Tableau1.B2" office:value-type="string">
            <text:p text:style-name="P10">Je veux pouvoir accéder facilement aux informations des artistes exposés</text:p>
          </table:table-cell>
        </table:table-row>
        <table:table-row>
          <table:table-cell table:style-name="Tableau1.A2" office:value-type="string">
            <text:p text:style-name="P10">Page principale – Bouton réservation</text:p>
          </table:table-cell>
          <table:table-cell table:style-name="Tableau1.B2" office:value-type="string">
            <text:p text:style-name="P10">Je veux pouvoir accéder facilement au formulaire de <text:span text:style-name="T1">réservation</text:span></text:p>
          </table:table-cell>
        </table:table-row>
        <table:table-row>
          <table:table-cell table:style-name="Tableau1.A2" office:value-type="string">
            <text:p text:style-name="P12">Page d’information des <text:span text:style-name="T1">artistes</text:span></text:p>
          </table:table-cell>
          <table:table-cell table:style-name="Tableau1.B2" office:value-type="string">
            <text:p text:style-name="P12">Je veux pouvoir retrouver une photo de l’artiste, ainsi qu’une petite bio et quelques <text:span text:style-name="T1">œuvres</text:span></text:p>
          </table:table-cell>
        </table:table-row>
        <table:table-row>
          <table:table-cell table:style-name="Tableau1.A2" office:value-type="string">
            <text:p text:style-name="P15">Page réservation</text:p>
          </table:table-cell>
          <table:table-cell table:style-name="Tableau1.B2" office:value-type="string">
            <text:p text:style-name="P15">Je veux pouvoir faire une réservation en indiquant une date, un nom, le nombre de personne ainsi que le prix à payer</text:p>
          </table:table-cell>
        </table:table-row>
      </table:table>
      <text:p text:style-name="P1"/>
      <text:p text:style-name="P3">En tant qu’administrateur</text:p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Titre</text:p>
          </table:table-cell>
          <table:table-cell table:style-name="Tableau2.B1" office:value-type="string">
            <text:p text:style-name="P8">User stories</text:p>
          </table:table-cell>
        </table:table-row>
        <table:table-row>
          <table:table-cell table:style-name="Tableau2.A2" office:value-type="string">
            <text:p text:style-name="P15">Page d’informations résa</text:p>
          </table:table-cell>
          <table:table-cell table:style-name="Tableau2.B2" office:value-type="string">
            <text:p text:style-name="P15">Je veux pouvoir accéder aux informations des réservations de façon claire en les triant par dat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0:08:45.342696690</meta:creation-date>
    <dc:date>2020-01-29T10:29:36.768021817</dc:date>
    <meta:editing-duration>PT8M39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24" meta:word-count="183" meta:character-count="1143" meta:non-whitespace-character-count="980"/>
  </office:meta>
</office:document-meta>
</file>